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Article : « Small-cap equity mutual fund managers as liquidity providers » </text:p>
      <text:p text:style-name="Standard">Hany A.Shawky et Jianbo Tian</text:p>
      <text:p text:style-name="Standard"/>
      <text:p text:style-name="Standard">2)Titre de l'étude : "Impact de la Liquidité des Actifs sur la Performance des Fonds à Petite Capitalisation : Analyse Contextuelle et Méthodologique" </text:p>
      <text:p text:style-name="Standard"/>
      <text:p text:style-name="Standard">3)Problématique : Comment la liquidité des actifs influence-t-elle la performance des fonds à petite capitalisation en Europe selon les cycles de marché, et quelles méthodologies permettent d’affiner les mesures de liquidité pour mieux comprendre ces dynamiques ? </text:p>
      <text:p text:style-name="Standard"/>
      <text:p text:style-name="Standard">4)Data List : NAV <text:s/>Spreads <text:s/>Trimestre sur 10 ans, 65 Fonds Européens </text:p>
      <text:p text:style-name="Standard"/>
      <text:list xml:id="list6059049396754143095" text:style-name="L1">
        <text:list-item>
          <text:p text:style-name="P1">facteurs de risque de Fama-French et Carhart</text:p>
          <text:p text:style-name="P1">La théorie de la gestion active et de la performance des fonds </text:p>
          <text:p text:style-name="P1">La théorie de la spirale de liquidité (Liquidity Spiral Theory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14T10:09:58.98</meta:creation-date>
    <dc:date>2025-03-14T15:51:57.11</dc:date>
    <meta:editing-duration>PT3H56M2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8" meta:word-count="119" meta:character-count="762"/>
  </office:meta>
</office:document-meta>
</file>